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16ab5"/>
    </style:style>
    <style:style style:name="T1" style:family="text">
      <style:text-properties officeooo:rsid="00116a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Requisiti non funzionali</text:h>
      <text:p text:style-name="P1"><text:span text:style-name="T1">Lista requisiti non funzionali del sistema. Seguire modello FURPS+ presente nel libro di testo. E' preferibile una suddivisione per atto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da8c1e6-fd468f4-454e206-f42a4a9-143cfd</meta:generator>
    <meta:initial-creator>Giulio Franco</meta:initial-creator>
    <meta:creation-date>2012-10-13T01:31:47</meta:creation-date>
    <dc:date>2012-10-16T22:05:22.06</dc:date>
    <meta:editing-duration>P0D</meta:editing-duration>
    <meta:editing-cycles>2</meta:editing-cycles>
    <meta:document-statistic meta:table-count="0" meta:image-count="0" meta:object-count="0" meta:page-count="1" meta:paragraph-count="2" meta:word-count="23" meta:character-count="162" meta:non-whitespace-character-count="141"/>
  </office:meta>
</office:document-meta>
</file>